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</text:p>
          </table:table-cell>
          <table:table-cell table:number-columns-repeated="1020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h～! So many soldier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20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that won't be necessary...</text:p>
          </table:table-cell>
          <table:table-cell table:number-columns-repeated="1020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20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20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20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20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～? We get to go into the castle?</text:p>
          </table:table-cell>
          <table:table-cell table:number-columns-repeated="1020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</text:p>
          </table:table-cell>
          <table:table-cell table:number-columns-repeated="1020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20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
“Sir!”</text:p>
          </table:table-cell>
          <table:table-cell table:number-columns-repeated="1020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... what are we doing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20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20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20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